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r10" style:family="presentation" style:parent-style-name="Default-subtitle">
      <style:graphic-properties draw:fill-color="#ffffff" fo:min-height="13.61cm"/>
    </style:style>
    <style:style style:name="pr11" style:family="presentation" style:parent-style-name="Default-subtitle" style:list-style-name="L3">
      <style:graphic-properties draw:fill-color="#ffffff" fo:min-height="13.609cm"/>
    </style:style>
    <style:style style:name="pr12" style:family="presentation" style:parent-style-name="Default-subtitle" style:list-style-name="L3">
      <style:graphic-properties draw:fill-color="#ffffff" fo:min-height="13.609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20pt"/>
    </style:style>
    <style:style style:name="P16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style="normal" style:font-size-asian="24pt" style:font-style-asian="normal" style:font-size-complex="24pt" style:font-style-complex="normal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work when it snows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2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3">Why:</text:span></text:p>
                <text:list>
                  <text:list-item>
                    <text:p text:style-name="P3"><text:span text:style-name="T3">Working in external lab (eg wet lab)</text:span></text:p>
                  </text:list-item>
                  <text:list-item>
                    <text:p text:style-name="P3"><text:span text:style-name="T3">Conferences</text:span></text:p>
                  </text:list-item>
                  <text:list-item>
                    <text:p text:style-name="P3"><text:span text:style-name="T3">Working from home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Self-managed machine</text:span></text:p>
                  </text:list-item>
                  <text:list-item>
                    <text:p text:style-name="P3"><text:span text:style-name="T3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3">Remote access to:</text:span></text:p>
            <text:list text:style-name="L2">
              <text:list-item>
                <text:list>
                  <text:list-item>
                    <text:p><text:span text:style-name="T3">Dice/afs filesystem</text:span></text:p>
                  </text:list-item>
                  <text:list-item>
                    <text:p><text:span text:style-name="T3">Internal Resources, eg internal websites, svn</text:span></text:p>
                  </text:list-item>
                  <text:list-item>
                    <text:p><text:span text:style-name="T3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Motivation: Keeping things Synchronised</text:span></text:p>
          </draw:text-box>
        </draw:frame>
        <draw:frame presentation:style-name="pr6" draw:layer="layout" svg:width="25.199cm" svg:height="10.129cm" svg:x="1.5cm" svg:y="4.6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  <text:p text:style-name="P3"/>
                  </text:list-item>
                  <text:list-item>
                    <text:p text:style-name="P3">Copying settings between computers.</text:p>
                    <text:p text:style-name="P3"/>
                  </text:list-item>
                  <text:list-item>
                    <text:p text:style-name="P3">Form of bac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4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, diskspac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  <text:list-item>
                    <text:p/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5">SSH is a very powerful (commandline) tool. </text:span></text:p>
                <text:p text:style-name="P3"><text:span text:style-name="T5"/></text:p>
              </text:list-item>
              <text:list-item>
                <text:p text:style-name="P3"><text:span text:style-name="T5">SSH gives you a 'terminal' to a remote machine, as if you were sitting in front of it.</text:span></text:p>
                <text:p text:style-name="P3"><text:span text:style-name="T5"/></text:p>
                <text:p text:style-name="P3"><text:span text:style-name="T5">ssh username@hostname </text:span></text:p>
                <text:p text:style-name="P3"><text:span text:style-name="T5"/></text:p>
              </text:list-item>
              <text:list-item>
                <text:p text:style-name="P3"><text:span text:style-name="T5">Clients for Linux (usually built-in), Mac (built-in), Windows (Putty[1]) </text:span></text:p>
                <text:p text:style-name="P3"><text:span text:style-name="T5"/></text:p>
              </text:list-item>
              <text:list-item>
                <text:p text:style-name="P3"><text:span text:style-name="T5">The informatics ssh-login server is:</text:span></text:p>
                <text:p text:style-name="P3"><text:span text:style-name="T5"/></text:p>
                <text:p text:style-name="P7"><text:span text:style-name="T5">ssh.inf.ed.ac.uk</text:span></text:p>
                <text:p text:style-name="P3"><text:span text:style-name="T5"/></text:p>
              </text:list-item>
            </text:list>
            <text:list text:style-name="L1">
              <text:list-item>
                <text:p><text:span text:style-name="T5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5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3">From outside:</text:span></text:p>
            <text:p><text:span text:style-name="T3">ssh </text:span><text:span text:style-name="T3"><text:a xlink:href="mailto:s0897465@ssh.inf.ed.ac.uk">s0897465@ssh.inf.ed.ac.uk</text:a></text:span></text:p>
            <text:p><text:span text:style-name="T3"/></text:p>
            <text:p><text:span text:style-name="T3">Logging into compute servers (from inside the network)</text:span></text:p>
            <text:p><text:span text:style-name="T3"/></text:p>
            <text:p><text:span text:style-name="T6">Informatics Student Compute Server:</text:span></text:p>
            <text:p><text:span text:style-name="T3">ssh </text:span><text:span text:style-name="T3"><text:a xlink:href="mailto:s0897465@student.compute">s0897465@student.compute</text:a></text:span></text:p>
            <text:p><text:span text:style-name="T3"/></text:p>
            <text:p><text:span text:style-name="T6">DTC Server:</text:span></text:p>
            <text:p><text:span text:style-name="T3">ssh </text:span><text:span text:style-name="T3"><text:a xlink:href="mailto:s0897465@jupiter1">s0897465@jupiter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3">scp user@srchost:filename user@dsthost:filename</text:span></text:p>
            <text:p><text:span text:style-name="T3"/></text:p>
            <text:p><text:span text:style-name="T3">scp allows you to copy files from one computer to another. srcHost: and dstHost: are optional if it is the local machine.</text:span></text:p>
            <text:p><text:span text:style-name="T3"/></text:p>
            <text:p><text:span text:style-name="T3">scp s0897465@ssh.inf.ed.ac.uk:myFile.pdf 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3.609cm" svg:x="1.4cm" svg:y="5.04cm" presentation:class="subtitle" presentation:user-transformed="true">
          <draw:text-box>
            <text:list text:style-name="L2">
              <text:list-item>
                <text:p><text:span text:style-name="T7">Avoid having to specify a username &amp; long hostname each time: create a ~/.ssh/config</text:span></text:p>
                <text:p/>
                <text:p text:style-name="P3"><text:span text:style-name="T8">host bristol</text:span></text:p>
                <text:p text:style-name="P3"><text:span text:style-name="T8">user ktls0867</text:span></text:p>
                <text:p text:style-name="P3"><text:span text:style-name="T8">hostname someserver.bristol.ac.uk</text:span></text:p>
                <text:p text:style-name="P3"><text:span text:style-name="T8"/></text:p>
                <text:p text:style-name="P3"><text:span text:style-name="T8">ssh bristol</text:span></text:p>
                <text:p/>
              </text:list-item>
              <text:list-item>
                <text:p><text:span text:style-name="T7">To avoid having to type in a password in: distribute your public key. [1] (This works with informatics, but see[2])</text:span></text:p>
                <text:p/>
                <text:p/>
              </text:list-item>
            </text:list>
          </draw:text-box>
        </draw:frame>
        <draw:frame draw:style-name="gr4" draw:layer="layout" svg:width="21.13cm" svg:height="1.673cm" svg:x="2.664cm" svg:y="17.292cm">
          <draw:text-box>
            <text:list text:style-name="L1">
              <text:list-header>
                <text:p>[1] <text:a xlink:href="http://www.eng.cam.ac.uk/help/jpmg/ssh/authorized_keys_howto.html">http://www.eng.cam.ac.uk/help/jpmg/ssh/authorized_keys_howto.html</text:a></text:p>
                <text:p>[2] https://wiki.inf.ed.ac.uk/DICE/AFSProblemsSolu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filesystems over ssh</text:p>
          </draw:text-box>
        </draw:frame>
        <draw:frame presentation:style-name="pr10" draw:layer="layout" svg:width="25.199cm" svg:height="13.61cm" svg:x="1.4cm" svg:y="5.039cm" presentation:class="subtitle">
          <draw:text-box>
            <text:p>It is possible to access your filespace over ssh, as if it were a directory:</text:p>
            <text:p/>
            <text:p><text:s text:c="4"/>Linux: SSHFS<text:line-break/>(Gnome: built into GUI)</text:p>
            <text:p>MAC: macfuse</text:p>
            <text:p>Windows: winscp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 presentation:user-transformed="true">
          <draw:text-box>
            <text:p><text:span text:style-name="T9">nice </text:span><text:span text:style-name="T10">should be a prefix all your jobs. eg. “nice matlab”</text:span></text:p>
            <text:p><text:span text:style-name="T10"/></text:p>
            <text:p><text:span text:style-name="T9">screen</text:span><text:span text:style-name="T3"> effectively 'dettaches' the shell from the terminal, which allows you to log in, start jobs, log out, log back in and re-open the shell that you started the jobs in.</text:span></text:p>
            <text:p/>
            <text:p><text:span text:style-name="T9">nohup</text:span><text:span text:style-name="T3"> allows you to start processes, which will continue to run even when the shell session closes.</text:span></text:p>
            <text:p><text:span text:style-name="T3"/></text:p>
            <text:p><text:span text:style-name="T3">(Note:problems with AFS for anything longer than 18hrs)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1" draw:layer="layout" svg:width="25.199cm" svg:height="13.609cm" svg:x="1.4cm" svg:y="4.538cm" presentation:class="subtitle" presentation:user-transformed="true">
          <draw:text-box>
            <text:p><text:span text:style-name="T11">Route your internet traffic over another computer, i.e. browse the internet as if you are using that computer.</text:span></text:p>
            <text:p><text:span text:style-name="T11"/></text:p>
            <text:p><text:span text:style-name="T11">1: Configure firefox to use host: localhosts, port:7777 as the SOCKS(5) proxy (leave the others blank). [Preferences-&gt;Advanced-&gt;Network-&gt; Settings-&gt;Manual Proxy]</text:span></text:p>
            <text:p><text:span text:style-name="T11"/></text:p>
            <text:p><text:span text:style-name="T11">2: Setup the port-forwarding:</text:span></text:p>
            <text:p text:style-name="P10"><text:span text:style-name="T11">ssh -D 7777 username@server</text:span></text:p>
            <text:p><text:span text:style-name="T11"/></text:p>
            <text:p><text:span text:style-name="T11">This will let you read journals as if you are inside the uni network</text:span></text:p>
            <text:p><text:span text:style-name="T11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2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><text:span text:style-name="T7">Make a connection to the informatics network from outside, so it appears that you are connected internally.</text:span></text:p>
            <text:p><text:span text:style-name="T7"/></text:p>
            <text:p><text:span text:style-name="T7">Clients for Windows,Linux,Mac, </text:span></text:p>
            <text:p><text:span text:style-name="T7"/></text:p>
            <text:p><text:span text:style-name="T7">Documentation:</text:span></text:p>
            <text:p><text:span text:style-name="T7"><text:a xlink:href="http://www.inf.ed.ac.uk/systems/network/OpenVPN/">http://www.inf.ed.ac.uk/systems/network/OpenVPN/</text:a></text:span></text:p>
            <text:p><text:span text:style-name="T7"/></text:p>
            <text:p><text:span text:style-name="T7">** Be aware that with a naïve configuration – ALL your traffic will be routed through the university network!! **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7"><text:a xlink:href="https://wiki.inf.ed.ac.uk/DICE/OpenAFSPilot">https://wiki.inf.ed.ac.uk/DICE/OpenAFSPilot</text:a></text:span></text:p>
            <text:p><text:span text:style-name="T7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FS Credential Issues</text:p>
          </draw:text-box>
        </draw:frame>
        <draw:frame presentation:style-name="pr10" draw:layer="layout" svg:width="25.199cm" svg:height="13.61cm" svg:x="1.4cm" svg:y="5.039cm" presentation:class="subtitle" presentation:user-transformed="true">
          <draw:text-box>
            <text:p><text:span text:style-name="T7">By default, AFS requires that a password is entered every 18 hours to allow processes to continue using it.</text:span></text:p>
            <text:p/>
            <text:p/>
            <text:list text:style-name="L2">
              <text:list-header>
                <text:p><text:span text:style-name="T7">This means that simulations/processes/daemons running longer than 18hrs will be unable to access the filesystem, and may/will crash</text:span></text:p>
                <text:p/>
                <text:p><text:span text:style-name="T7">There are ways around this..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1" draw:layer="layout" svg:width="25.199cm" svg:height="13.609cm" svg:x="1.4cm" svg:y="5.34cm" presentation:class="subtitle" presentation:user-transformed="true">
          <draw:text-box>
            <text:p><text:span text:style-name="T11">It is possible to setup remote desktop-ing using VNC :</text:span></text:p>
            <text:p><text:span text:style-name="T11"/></text:p>
            <text:p><text:span text:style-name="T11">The commands to set this up are here:</text:span></text:p>
            <text:p><text:span text:style-name="T11"><text:a xlink:href="https://wiki.inf.ed.ac.uk/DocsByUsers/RemoteWorking">https://wiki.inf.ed.ac.uk/DocsByUsers/RemoteWorking</text:a></text:span></text:p>
            <text:p><text:span text:style-name="T11"/></text:p>
            <text:p><text:span text:style-name="T11">Note 1: You may need to ssh- into the machine with the VNC on it, and issue a 'renc' command (the last paragraph), before being able <text:s/>to be able to log in. </text:span></text:p>
            <text:p><text:span text:style-name="T11">Note 2: processes using this machine may have problems with AFS credentials.</text:span></text:p>
            <text:p><text:span text:style-name="T11"/></text:p>
            <text:p><text:span text:style-name="T11"/></text:p>
            <text:p><text:span text:style-name="T11"/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<text:span text:style-name="T14">Problems:</text:span></text:p>
            <text:p text:style-name="P3"><text:span text:style-name="T14"/></text:p>
            <text:list text:style-name="L3">
              <text:list-item>
                <text:p text:style-name="P3"><text:span text:style-name="T7"><text:s/></text:span><text:span text:style-name="T7">Using many computers (different OSes, DICE and non-DICE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haring files with collaborators (regular basis) and other people (one off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eamless backing up of your files.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Getting big files from other people over the internet.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1" draw:text-style-name="P14" draw:layer="layout" svg:width="25.199cm" svg:height="13.609cm" svg:x="1.5cm" svg:y="4.891cm" presentation:class="subtitle" presentation:user-transformed="true">
          <draw:text-box>
            <text:list text:style-name="L3">
              <text:list-item>
                <text:p text:style-name="P14"><text:span text:style-name="T7"><text:s/></text:span><text:span text:style-name="T7">Runs on Windows, Mac and Linux (including DICE)</text:span></text:p>
              </text:list-item>
              <text:list-item>
                <text:p text:style-name="P14"><text:span text:style-name="T7"><text:s/></text:span><text:span text:style-name="T7">Uploads your files to the cloud in the background</text:span></text:p>
              </text:list-item>
              <text:list-item>
                <text:p text:style-name="P14"><text:span text:style-name="T7"><text:s/></text:span><text:span text:style-name="T7">Maintains 30 day history (revisions of files and undelete)</text:span></text:p>
              </text:list-item>
              <text:list-item>
                <text:p text:style-name="P14"><text:span text:style-name="T7"><text:s/></text:span><text:span text:style-name="T7">Allows to share a folder between users.</text:span></text:p>
              </text:list-item>
              <text:list-item>
                <text:p text:style-name="P14"><text:span text:style-name="T7"><text:s/></text:span><text:span text:style-name="T7">Allows to create a web link to any of your files (which you can use to share with others)</text:span></text:p>
              </text:list-item>
              <text:list-item>
                <text:p text:style-name="P14"><text:span text:style-name="T7"><text:s/></text:span><text:span text:style-name="T7">Thanks to AirDropper allows you to request files from people (even big ones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2" draw:text-style-name="P14" draw:layer="layout" svg:width="25.199cm" svg:height="13.609cm" svg:x="1.5cm" svg:y="4.89cm" presentation:class="subtitle" presentation:user-transformed="true">
          <draw:text-box>
            <text:list text:style-name="L3">
              <text:list-header>
                <text:p text:style-name="P14"><text:span text:style-name="T15">Limitations:</text:span></text:p>
              </text:list-header>
              <text:list-item>
                <text:p text:style-name="P14"><text:span text:style-name="T7"><text:s/></text:span><text:span text:style-name="T7">Free version is limited to 2Gb, but if you register using this link you get an extra 250Mb:</text:span></text:p>
                <text:p text:style-name="P14"><text:span text:style-name="T11"><text:a xlink:href="https://www.dropbox.com/referrals/NTQxMjk1OTk?src=global">https://www.dropbox.com/referrals/NTQxMjk1OTk?src=global</text:a></text:span></text:p>
                <text:p text:style-name="P14"><text:span text:style-name="T7"/></text:p>
              </text:list-item>
              <text:list-item>
                <text:p text:style-name="P14"><text:span text:style-name="T7"><text:s/></text:span><text:span text:style-name="T7">It is a bit tricky to set it up on a DICE machine, but we have figured it out:</text:span></text:p>
                <text:p text:style-name="P14"><text:span text:style-name="T8"><text:a xlink:href="https://www.wiki.ed.ac.uk/display/intrescomp/How+to+install+Dropbox+on+DICE">https://www.wiki.ed.ac.uk/display/intrescomp/How+to+install+Dropbox+on+DICE</text:a></text:span></text:p>
                <text:p text:style-name="P14"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7" draw:text-style-name="P16" draw:layer="layout" svg:width="25.199cm" svg:height="16.993cm" svg:x="1.4cm" svg:y="3.745cm" presentation:class="subtitle" presentation:user-transformed="true">
          <draw:text-box>
            <text:p text:style-name="P3"><text:span text:style-name="T16">Xmarks/LastPass</text:span></text:p>
            <text:p text:style-name="P3"><text:span text:style-name="T17">WebBrowser plugins to synchronise your bookmarks/logins across computers.</text:span></text:p>
            <text:p text:style-name="P3"><text:span text:style-name="T17"/></text:p>
            <text:p text:style-name="P3"><text:span text:style-name="T16">(Distributed) Version Control</text:span></text:p>
            <text:p text:style-name="P3"><text:span text:style-name="T17">To be covered. Services such as github and bitbucket offer space and excellent Uis. (Github repositories are public)</text:span></text:p>
            <text:p text:style-name="P3"><text:span text:style-name="T17"/></text:p>
            <text:p text:style-name="P3"><text:span text:style-name="T16">Rsync/Unison</text:span></text:p>
            <text:p text:style-name="P3"><text:span text:style-name="T17">Allow you to synchronise the changes in 2 directories on different machines. </text:span></text:p>
            <text:p text:style-name="P3"><text:span text:style-name="T16"/></text:p>
            <text:p text:style-name="P3"><text:span text:style-name="T16">Gmail</text:span></text:p>
            <text:p text:style-name="P3"><text:span text:style-name="T17">Can be configured to fetch your sms email, and send e-mails originating from your account. Accessible everywhere, v.fast searching, </text:span></text:p>
            <text:p text:style-name="P3"><text:span text:style-name="T17"/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OLD</text:p>
          </draw:text-box>
        </draw:frame>
        <draw:frame presentation:style-name="pr10" draw:layer="layout" svg:width="25.199cm" svg:height="14.399cm" svg:x="1.4cm" svg:y="4.645cm" presentation:class="subtitle" presentation:user-transformed="true">
          <draw:text-box>
            <text:p><text:span text:style-name="T11">S1: Connect to the host which will act as the server over ssh.</text:span></text:p>
            <text:p><text:span text:style-name="T11">ssh s0897465@student.compute</text:span></text:p>
            <text:p><text:span text:style-name="T11">S2: Setup your VNC password</text:span></text:p>
            <text:p><text:span text:style-name="T11">vncpasswd</text:span></text:p>
            <text:p><text:span text:style-name="T11">S3: Launch the VNC Server:</text:span></text:p>
            <text:p><text:span text:style-name="T18">vncserver</text:span></text:p>
            <text:p><text:span text:style-name="T18"/></text:p>
            <text:p><text:span text:style-name="T19">“</text:span><text:span text:style-name="T19">New 'charlotte.inf.ed.ac.uk:1 (s0897465)' desktop is charlotte.inf.ed.ac.uk:1</text:span></text:p>
            <text:p><text:span text:style-name="T19"/></text:p>
            <text:p><text:span text:style-name="T11">S4: Log out of server (vnc server will still be running)</text:span></text:p>
            <text:p><text:span text:style-name="T19"/></text:p>
            <text:p><text:span text:style-name="T11">C1: Connect to the server:</text:span></text:p>
            <text:p><text:span text:style-name="T11">vncviewer student.compute:1</text:span></text:p>
            <text:p><text:span text:style-name="T11"/></text:p>
            <text:p><text:span text:style-name="T13">Warning, this is not secure, it should only be used on trusted networks (e.g. within informatics). If you are worried about security, this can be tunneled over ssh. See for example:</text:span></text:p>
            <text:p><text:span text:style-name="T13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7H31M43S</meta:editing-duration>
    <meta:editing-cycles>47</meta:editing-cycles>
    <dc:date>2010-12-01T11:59:53</dc:date>
    <dc:creator>Chris Gorgolewski</dc:creator>
    <meta:generator>OpenOffice.org/3.2$Unix OpenOffice.org_project/320m19$Build-9505</meta:generator>
    <meta:document-statistic meta:object-count="112"/>
  </office:meta>
</office:document-meta>
</file>